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Heading_20_2">
      <style:text-properties style:font-name="Arial" fo:font-size="10pt" style:font-size-asian="10pt" style:font-size-complex="10pt"/>
    </style:style>
    <style:style style:name="P5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style:font-name="Symbol" fo:language="en" fo:country="US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4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7" style:family="text">
      <style:text-properties style:use-window-font-color="true" style:text-position="0% 100%" fo:language="en" fo:country="US"/>
    </style:style>
    <style:style style:name="T48" style:family="text">
      <style:text-properties style:use-window-font-color="true" style:text-position="0% 100%" fo:language="en" fo:country="US" style:text-underline-style="none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complex="Times New Roman"/>
    </style:style>
    <style:style style:name="T51" style:family="text">
      <style:text-properties style:use-window-font-color="true" style:text-position="0% 100%" fo:language="en" fo:country="US" style:font-name-complex="Symbol1"/>
    </style:style>
    <style:style style:name="T52" style:family="text">
      <style:text-properties style:use-window-font-color="true" fo:language="en" fo:country="US"/>
    </style:style>
    <style:style style:name="T53" style:family="text">
      <style:text-properties style:use-window-font-color="true" fo:language="en" fo:country="US" style:font-name-complex="Symbol1"/>
    </style:style>
    <style:style style:name="T54" style:family="text">
      <style:text-properties style:font-name-complex="Arial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1" style:family="text">
      <style:text-properties style:text-position="0% 100%" fo:language="en" fo:country="US" style:font-weight-complex="bold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ALIBRATION CERTIFICATE</text:p>
      <text:p text:style-name="P43"><text:span text:style-name="T41">Type:</text:span><text:span text:style-name="T40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7">/</text:span><text:span text:style-name="T14">N</text:span><text:span text:style-name="T67">:</text:span><text:span text:style-name="T66"> </text:span><text:span text:style-name="T68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5</text:span><text:span text:style-name="T69">:</text:span> <text:span text:style-name="T38">γ 30</text:span> <text:span text:style-name="T7">nSv/h</text:span> – 300 <text:s/><text:span text:style-name="T16"></text:span><text:span text:style-name="T7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А</text:span><text:span text:style-name="T69">:</text:span> <text:span text:style-name="T38">γ 3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2: <text:span text:style-name="T72">γ 0</text:span>.1 <text:span text:style-name="T7">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2">BDPS</text:span>-02: <text:span text:style-name="T17"></text:span> 2.4 – 10<text:span text:style-name="T18">6</text:span> <text:span text:style-name="T52">min</text:span><text:span text:style-name="T18">-1</text:span><text:span text:style-name="T17"></text:span><text:span text:style-name="T53">c</text:span><text:span text:style-name="T52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2"><text:span text:style-name="T47">BDPS</text:span><text:span text:style-name="T55">-02: </text:span><text:span text:style-name="T62"></text:span><text:span text:style-name="T55"> 6.0 – 10</text:span><text:span text:style-name="T18">6</text:span><text:span text:style-name="T55"> </text:span><text:span text:style-name="T47">min</text:span><text:span text:style-name="T18">-1</text:span><text:span text:style-name="T62"></text:span><text:span text:style-name="T51">c</text:span><text:span text:style-name="T47">m</text:span><text:span text:style-name="T18">-2</text:span><text:span text:style-name="T5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6">SA of </text:span><text:span text:style-name="T20">137</text:span><text:span text:style-name="T56">Cs count rate:</text:span></text:p>
            <text:p text:style-name="P5"><text:span text:style-name="T61">from $ua_min s</text:span><text:span text:style-name="T21">-1</text:span><text:span text:style-name="T61"> to 10</text:span><text:span text:style-name="T21">5 </text:span><text:span text:style-name="T61">s</text:span><text:span text:style-name="T23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7" text:outline-level="2"><text:span text:style-name="T34">АТ1125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7" text:outline-level="2"><text:span text:style-name="T34">АТ1125А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7" text:outline-level="2"><text:span text:style-name="T69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58">–</text:span><text:span text:style-name="T22"> <text:s/></text:span><text:span text:style-name="T59">± 30 %</text:span></text:h>
            <text:p text:style-name="P50"><text:span text:style-name="T60"> </text:span><text:span text:style-name="T58">30 <text:s/>– <text:s text:c="2"/>10</text:span><text:span text:style-name="T22">6</text:span><text:span text:style-name="T58"> min</text:span><text:span text:style-name="T22">-1</text:span><text:span text:style-name="T60"> </text:span><text:span text:style-name="T58">sm</text:span><text:span text:style-name="T22">- 2 <text:s/></text:span><text:span text:style-name="T58">–</text:span><text:span text:style-name="T22"> <text:s/></text:span><text:span text:style-name="T59">± 20 %</text:span></text:p>
            <text:list xml:id="list2029453464169849638" text:style-name="WW8Num2">
              <text:list-item>
                <text:p text:style-name="P59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58">–</text:span><text:span text:style-name="T22"> <text:s/></text:span><text:span text:style-name="T59">± 20 %</text:span></text:p>
              </text:list-item>
            </text:list>
            <text:h text:style-name="P58" text:outline-level="2"><text:span text:style-name="T49"> </text:span><text:span text:style-name="T50">0.10 </text:span><text:span text:style-name="T48"></text:span><text:span text:style-name="T50">Sv/h – 30 mSv/h</text:span><text:span text:style-name="T43"> <text:s/></text:span><text:span text:style-name="T50">–</text:span><text:span text:style-name="T43"> <text:s/></text:span><text:span text:style-name="T50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1">SA of </text:span><text:span text:style-name="T21">137</text:span><text:span text:style-name="T61">Cs count rate: ± </text:span><text:span text:style-name="T61">20 %</text:span></text:p>
          </table:table-cell>
        </table:table-row>
      </table:table>
      <text:p text:style-name="P16"/>
      <text:p text:style-name="P3">Operating conditions:</text:p>
      <text:list xml:id="list9150443165914802636" text:style-name="L1">
        <text:list-item>
          <text:p text:style-name="P60"><text:span text:style-name="T9">Air temperature<text:tab/></text:span><text:span text:style-name="T54"><text:tab/><text:tab/><text:tab/>+</text:span><text:span text:style-name="T9">$temp</text:span><text:span text:style-name="T54"> °</text:span><text:span text:style-name="T9">C</text:span></text:p>
        </text:list-item>
        <text:list-item>
          <text:p text:style-name="P60"><text:span text:style-name="T9">Atmospheric pressure<text:tab/></text:span><text:span text:style-name="T9"><text:tab/><text:tab/><text:tab/>98,5 kPa</text:span></text:p>
        </text:list-item>
        <text:list-item>
          <text:p text:style-name="P60"><text:span text:style-name="T9">Relative humidity<text:tab/><text:tab/></text:span><text:span text:style-name="T9"><text:tab/><text:tab/>$vlag %</text:span></text:p>
        </text:list-item>
        <text:list-item>
          <text:p text:style-name="P6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5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7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4">H</text:span><text:span text:style-name="T25">1</text:span></text:p>
          </table:table-cell>
          <table:table-cell table:style-name="_31_125.D3" office:value-type="string">
            <text:p text:style-name="P44"><text:span text:style-name="T8">H</text:span><text:span text:style-name="T25">2</text:span></text:p>
          </table:table-cell>
          <table:table-cell table:style-name="_31_125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4">H</text:span><text:span text:style-name="T25">1</text:span></text:p>
          </table:table-cell>
          <table:table-cell table:style-name="_31_125A.D3" office:value-type="string">
            <text:p text:style-name="P44"><text:span text:style-name="T8">H</text:span><text:span text:style-name="T25">2</text:span></text:p>
          </table:table-cell>
          <table:table-cell table:style-name="_31_125A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5">SA of </text:span><text:span text:style-name="T18">137</text:span><text:span text:style-name="T55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41">A<text:span text:style-name="T25">oi</text:span>, Bq/kg</text:p>
          </table:table-cell>
          <table:table-cell table:style-name="BZ.B2" table:number-columns-spanned="4" office:value-type="string">
            <text:p text:style-name="P44">Измерение мощности дозы</text:p>
            <text:p text:style-name="P44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7">Average value</text:span>, <text:span text:style-name="T65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7">A</text:span><text:span text:style-name="T26">o1</text:span></text:p>
          </table:table-cell>
          <table:table-cell table:style-name="BZ.C4" office:value-type="string">
            <text:p text:style-name="P42"><text:span text:style-name="T7">A</text:span><text:span text:style-name="T26">o2</text:span></text:p>
          </table:table-cell>
          <table:table-cell table:style-name="BZ.C4" office:value-type="string">
            <text:p text:style-name="P42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3"></text:span><text:span text:style-name="T25">1</text:span></text:p>
          </table:table-cell>
          <table:table-cell table:style-name="BDPS_5f_a.C4" office:value-type="string">
            <text:p text:style-name="P44"><text:span text:style-name="T64"></text:span><text:span text:style-name="T25">2</text:span></text:p>
          </table:table-cell>
          <table:table-cell table:style-name="BDPS_5f_a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3"></text:span><text:span text:style-name="T25">1</text:span></text:p>
          </table:table-cell>
          <table:table-cell table:style-name="BDPS_5f_b.C4" office:value-type="string">
            <text:p text:style-name="P44"><text:span text:style-name="T64"></text:span><text:span text:style-name="T25">2</text:span></text:p>
          </table:table-cell>
          <table:table-cell table:style-name="BDPS_5f_b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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4">H</text:span><text:span text:style-name="T25">1</text:span></text:p>
          </table:table-cell>
          <table:table-cell table:style-name="BDPS_5f_g.D3" office:value-type="string">
            <text:p text:style-name="P44"><text:span text:style-name="T8">H</text:span><text:span text:style-name="T25">2</text:span></text:p>
          </table:table-cell>
          <table:table-cell table:style-name="BDPS_5f_g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1:02.65</dc:date>
    <meta:print-date>2019-04-03T15:18:00</meta:print-date>
    <meta:editing-cycles>166</meta:editing-cycles>
    <meta:editing-duration>PT11H19M2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9" meta:character-count="5024"/>
  </office:meta>
</office:document-meta>
</file>